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8cm"/>
    </style:style>
    <style:style style:name="co2" style:family="table-column">
      <style:table-column-properties fo:break-before="auto" style:column-width="6.126cm"/>
    </style:style>
    <style:style style:name="co3" style:family="table-column">
      <style:table-column-properties fo:break-before="auto" style:column-width="5.17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 fo:border="0.06pt solid #000000"/>
    </style:style>
    <style:style style:name="ce7" style:family="table-cell" style:parent-style-name="Default">
      <style:table-cell-properties fo:background-color="#dddddd" fo:border="0.06pt solid #000000"/>
      <style:text-properties fo:color="#c9211e" fo:font-weight="bold" style:font-weight-asian="bold" style:font-weight-complex="bold"/>
    </style:style>
    <style:style style:name="ce8" style:family="table-cell" style:parent-style-name="Default">
      <style:table-cell-properties fo:background-color="#ffff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4" table:default-cell-style-name="Default"/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 table:number-columns-repeated="3"/>
          <table:table-cell office:value-type="string" calcext:value-type="string">
            <text:p>Confirmado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DEGEP</text:p>
          </table:table-cell>
          <table:covered-table-cell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aleria Xavier Bastos de Souza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chel Dias Bonato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DIRIM</text:p>
          </table:table-cell>
          <table:covered-table-cell/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leison Tavares Diolino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rcia Costa Martins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Laercio Lucchesi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DETEC</text:p>
          </table:table-cell>
          <table:covered-table-cell/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ábio Nunes de Moura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ugo Leonardo Andrade de Araujo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rcio Gomes da Silva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merson de Barros Duarte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uliana Medella Pereira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riscylla Muniz Moraes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DECOM</text:p>
          </table:table-cell>
          <table:covered-table-cell/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Vinícius Brasil Pinheiro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7" office:value-type="string" calcext:value-type="string">
            <text:p>Écio Luiz Lima de Araújo</text:p>
          </table:table-cell>
          <table:table-cell office:value-type="string" calcext:value-type="string">
            <text:p>Guilherme de Oliveira Rangel</text:p>
          </table:table-cell>
          <table:table-cell table:style-name="ce8" office:value-type="string" calcext:value-type="string">
            <text:p>?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eonardo Abdias Nunes de Oliveira</text:p>
          </table:table-cell>
          <table:table-cell/>
          <table:table-cell table:style-name="ce8" office:value-type="string" calcext:value-type="string">
            <text:p>?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eonardo Alves da Silva</text:p>
          </table:table-cell>
          <table:table-cell/>
          <table:table-cell table:style-name="ce6"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Victor Sanches Pontes Pinto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DETED</text:p>
          </table:table-cell>
          <table:covered-table-cell/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rcio de Andrade Correa de Oliveira</text:p>
          </table:table-cell>
          <table:table-cell/>
          <table:table-cell table:style-name="ce6" office:value-type="string" calcext:value-type="string">
            <text:p>OK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DETIC</text:p>
          </table:table-cell>
          <table:covered-table-cell/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ulio Martinho de Oliveira</text:p>
          </table:table-cell>
          <table:table-cell/>
          <table:table-cell table:style-name="ce8" office:value-type="string" calcext:value-type="string">
            <text:p>?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itor Neves Martins</text:p>
          </table:table-cell>
          <table:table-cell/>
          <table:table-cell table:style-name="ce8" office:value-type="string" calcext:value-type="string">
            <text:p>?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DECOF</text:p>
          </table:table-cell>
          <table:covered-table-cell/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nderson Tinoco Nunes</text:p>
          </table:table-cell>
          <table:table-cell/>
          <table:table-cell table:style-name="ce6"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1">00/00/0000</text:date>, <text:time style:data-style-name="N2" text:time-value="10:05:06.6521481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9T17:18:22.162863547</meta:creation-date>
    <dc:date>2022-11-11T11:07:40.629533483</dc:date>
    <meta:editing-duration>PT4H59M11S</meta:editing-duration>
    <meta:editing-cycles>4</meta:editing-cycles>
    <meta:generator>LibreOffice/6.4.7.2$Linux_X86_64 LibreOffice_project/40$Build-2</meta:generator>
    <meta:document-statistic meta:table-count="1" meta:cell-count="73" meta:object-count="0"/>
  </office:meta>
</office:document-meta>
</file>